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xygen</text:p>
      <text:p text:style-name="Standard"/>
      <text:p text:style-name="Standard">Doxygen es un programa que se encarga de generar la documentación de un proyecto de programación a partir de los archivos con los códigos fuentes del mismo. Es bastante versátil en cuanto a que no se limita a un único lenguaje de programación, sino que soporta códigos como C, Java y C++, entre otros. Una de sus grandes cualidades es que el usuario tiene una variedad de formatos de documentación para elegir: HTML, PDF, RTF, etc.</text:p>
      <text:p text:style-name="Standard">Dado que es fácilmente adaptable, funciona en la mayoría de sistemas Unix así como en Windows y Mac OS X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9T12:52:22.606000000</dc:date>
    <meta:editing-duration>PT44S</meta:editing-duration>
    <meta:editing-cycles>1</meta:editing-cycles>
    <meta:document-statistic meta:table-count="0" meta:image-count="0" meta:object-count="0" meta:page-count="1" meta:paragraph-count="3" meta:word-count="97" meta:character-count="543" meta:non-whitespace-character-count="449"/>
    <meta:generator>LibreOffice/7.4.1.2$Windows_X86_64 LibreOffice_project/3c58a8f3a960df8bc8fd77b461821e42c061c5f0</meta:generator>
  </office:meta>
</office:document-meta>
</file>